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ObjectResultSetMapper.arrayFromResultSet( ResultSet rs , int maxRows , Class arrayClass , Calendar c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faultObjectResultSetMapper.mapToResultType( ControlBeanContext context , Method m , ResultSet resultSet , Calendar c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